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Focus2-subtitle">
      <style:graphic-properties draw:fill-color="#ffffff" draw:auto-grow-height="true" fo:min-height="8.863cm"/>
      <style:paragraph-properties style:writing-mode="lr-tb"/>
    </style:style>
    <style:style style:name="pr2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2-title">
      <style:graphic-properties draw:auto-grow-height="true" fo:min-height="3.506cm"/>
      <style:paragraph-properties style:writing-mode="lr-tb"/>
    </style:style>
    <style:style style:name="pr4" style:family="presentation" style:parent-style-name="Focus2-outline1">
      <style:graphic-properties fo:min-height="11.929cm"/>
      <style:paragraph-properties style:writing-mode="lr-tb"/>
    </style:style>
    <style:style style:name="pr5" style:family="presentation" style:parent-style-name="Focus3-title">
      <style:graphic-properties draw:auto-grow-height="true" fo:min-height="3.333cm"/>
      <style:paragraph-properties style:writing-mode="lr-tb"/>
    </style:style>
    <style:style style:name="pr6" style:family="presentation" style:parent-style-name="Focus3-outline1">
      <style:graphic-properties fo:min-height="11.929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title">
      <style:graphic-properties fo:min-height="3.333cm"/>
      <style:paragraph-properties style:writing-mode="lr-tb"/>
    </style:style>
    <style:style style:name="pr9" style:family="presentation" style:parent-style-name="Focus3-outline1">
      <style:graphic-properties fo:min-height="12.12cm"/>
      <style:paragraph-properties style:writing-mode="lr-tb"/>
    </style:style>
    <style:style style:name="pr10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5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0">
        <office:forms form:automatic-focus="false" form:apply-design-mode="false"/>
        <draw:frame presentation:style-name="pr1" draw:text-style-name="P1" draw:layer="layout" svg:width="22.6cm" svg:height="8.863cm" svg:x="2.4cm" svg:y="4.8cm" presentation:class="subtitle" presentation:user-transformed="true">
          <draw:text-box>
            <text:p>Change Detection in Streaming Multivariate</text:p>
            <text:p>Data Using Likelihood Detecto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text-style-name="P2" draw:layer="layout" svg:width="18.313cm" svg:height="3.506cm" svg:x="4.903cm" svg:y="0.837cm" presentation:class="title">
          <draw:text-box>
            <text:p>OBJECTIVE</text:p>
          </draw:text-box>
        </draw:frame>
        <draw:frame presentation:style-name="pr4" draw:text-style-name="P2" draw:layer="layout" svg:width="18.313cm" svg:height="13.529cm" svg:x="4.903cm" svg:y="4.914cm" presentation:class="outline">
          <draw:text-box>
            <text:list text:style-name="L2">
              <text:list-item>
                <text:p>Handles multi-dimensional data streams.</text:p>
              </text:list-item>
              <text:list-item>
                <text:p>This paper looks at change detection from the perspective of likelihood as a general framework.</text:p>
              </text:list-item>
              <text:list-item>
                <text:p>The paper first shows the change detection through K-L distance.</text:p>
              </text:list-item>
              <text:list-item>
                <text:p>Then Hotelling’s t<text:span text:style-name="T1">2</text:span><text:span text:style-name="T2"> test can be accomodated within a common log-likelihood frame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3" draw:text-style-name="P2" draw:layer="layout" svg:width="18.313cm" svg:height="3.506cm" svg:x="4.903cm" svg:y="0.837cm" presentation:class="title">
          <draw:text-box>
            <text:p>Kullback-Leibler distance</text:p>
          </draw:text-box>
        </draw:frame>
        <draw:frame draw:style-name="gr2" draw:layer="layout" svg:width="0.181cm" svg:height="0.458cm" svg:x="4.923cm" svg:y="3.75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9.8cm" svg:height="1.82cm" svg:x="9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2" draw:layer="layout" svg:width="23.4cm" svg:height="12.6cm" svg:x="1.6cm" svg:y="7.4cm" presentation:class="outline" presentation:user-transformed="true">
          <draw:text-box>
            <text:list text:style-name="L2">
              <text:list-item>
                <text:p text:style-name="P4">If the two distributions are identical, the value of KLðP 2 kP 1 Þ is 0. The larger the value, the higher the likelihood that P 2 is different from P 1 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5" draw:text-style-name="P2" draw:layer="layout" svg:width="24.108cm" svg:height="3.333cm" svg:x="1.946cm" svg:y="1.239cm" presentation:class="title" presentation:placeholder="true">
          <draw:text-box/>
        </draw:frame>
        <draw:frame presentation:style-name="pr6" draw:text-style-name="P2" draw:layer="layout" svg:width="24.108cm" svg:height="12.37cm" svg:x="1.946cm" svg:y="5.1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 presentation:placeholder="true">
          <draw:text-box/>
        </draw:frame>
        <draw:frame presentation:style-name="pr9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font-style-name="Regular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23:07:32.637542486</meta:creation-date>
    <meta:editing-duration>PT8H25M47S</meta:editing-duration>
    <meta:editing-cycles>4</meta:editing-cycles>
    <meta:generator>LibreOffice/6.4.4.2$Linux_X86_64 LibreOffice_project/40$Build-2</meta:generator>
    <dc:title>Focus</dc:title>
    <dc:date>2020-10-01T22:00:43.318655012</dc:date>
    <meta:document-statistic meta:object-count="7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o stretchy="false">∥</mo>
              <msub>
                <mi>P</mi>
                <mn>2</mn>
              </msub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D</mi>
            </mrow>
          </munder>
          <msub>
            <mi>P</mi>
            <mn>2</mn>
          </msub>
        </mrow>
      </mrow>
      <mrow>
        <mo fence="true" stretchy="false">(</mo>
        <mrow>
          <mi>x</mi>
        </mrow>
        <mo fence="true" stretchy="false">)</mo>
      </mrow>
      <mi>log</mi>
      <mrow>
        <mo fence="true" stretchy="false">(</mo>
        <mrow>
          <mfrac>
            <mrow>
              <msub>
                <mi>P</mi>
                <mn>2</mn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sub>
                <mi>P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fence="true" stretchy="false">)</mo>
      </mrow>
    </mrow>
    <annotation encoding="StarMath 5.0"> KL (P_1 parallel P_2) = sum from{ x in D } P_2 (x) log( {P_2 (x)} over {P_1 (x)} ) </annotation>
  </semantics>
</math>
</file>